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34" calcext:value-type="float">
            <text:p>13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62" calcext:value-type="float">
            <text:p>6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68" calcext:value-type="float">
            <text:p>6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116" calcext:value-type="float">
            <text:p>2116</text:p>
          </table:table-cell>
          <table:table-cell table:style-name="ce19"/>
          <table:table-cell table:style-name="ce20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81818181818182" calcext:value-type="percentage">
            <text:p>6.82%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0:45:09.673618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06T00:45:21.606676566</dc:date>
    <meta:editing-duration>P3DT14H5M5S</meta:editing-duration>
    <meta:editing-cycles>55</meta:editing-cycles>
    <meta:generator>LibreOffice/6.0.7.3$Linux_X86_64 LibreOffice_project/00m0$Build-3</meta:generator>
    <meta:document-statistic meta:table-count="2" meta:cell-count="617" meta:object-count="0"/>
  </office:meta>
</office:document-meta>
</file>